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officeooo:rsid="0004a8d6" officeooo:paragraph-rsid="0004a8d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l" fo:country="GR" officeooo:rsid="0004a8d6" officeooo:paragraph-rsid="0004a8d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officeooo:rsid="0004a8d6" officeooo:paragraph-rsid="0004a8d6" style:font-size-asian="10.5pt" style:font-size-complex="12pt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4d8f"/>
    </style:style>
    <style:style style:name="T4" style:family="text">
      <style:text-properties officeooo:rsid="00054d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ειραματική επιβεβαίωση του θεωρήματος της αντικατάστασης.</text:p>
      <text:p text:style-name="P1"/>
      <text:p text:style-name="P2">Όνομα: Ρόντος Έκτορας-Θωμάς</text:p>
      <text:p text:style-name="P2">ΑΕΜ:9477</text:p>
      <text:p text:style-name="P3">email<text:span text:style-name="T1">:</text:span><text:a xlink:type="simple" xlink:href="mailto:rontekto@ece.auth.gr" text:style-name="Internet_20_link" text:visited-style-name="Visited_20_Internet_20_Link">rontekto@ece.auth.gr</text:a></text:p>
      <text:p text:style-name="P3"/>
      <text:p text:style-name="P2">Θεωρητικά αποτελέσματα:</text:p>
      <text:p text:style-name="P2"/>
      <text:p text:style-name="P2">Ι=<text:span text:style-name="T4">6,38</text:span><text:span text:style-name="T3">mA</text:span></text:p>
      <text:p text:style-name="P3">V(R1)=<text:span text:style-name="T4">3V</text:span></text:p>
      <text:p text:style-name="P3">V(R2)=<text:span text:style-name="T4">3V</text:span></text:p>
      <text:p text:style-name="P3">V(R3)=<text:span text:style-name="T4">3V</text:span></text:p>
      <text:p text:style-name="P3"/>
      <text:p text:style-name="P2">Πειραματικές μετρήσεις:</text:p>
      <text:p text:style-name="P2"/>
      <text:p text:style-name="P2">Ι=6,54<text:span text:style-name="T2">mA</text:span></text:p>
      <text:p text:style-name="P3">V(R1)=3,06V</text:p>
      <text:p text:style-name="P3">V(R2)=3,05V</text:p>
      <text:p text:style-name="P3">V(R3)=3,05V</text:p>
      <text:p text:style-name="P3"/>
      <text:p text:style-name="P2">Μετά την αντικατάσταση:</text:p>
      <text:p text:style-name="P2"/>
      <text:p text:style-name="P2">Θεωρητικά αποτελέσματα:</text:p>
      <text:p text:style-name="P2"/>
      <text:p text:style-name="P2">Ι'=<text:span text:style-name="T3">6,38mA</text:span></text:p>
      <text:p text:style-name="P3">V<text:span text:style-name="T1">'</text:span>(R1)=<text:span text:style-name="T4">3V</text:span></text:p>
      <text:p text:style-name="P3">V<text:span text:style-name="T1">'</text:span>(R3)=<text:span text:style-name="T4">3V</text:span></text:p>
      <text:p text:style-name="P3"/>
      <text:p text:style-name="P2">Πειραματικές μετρήσεις:</text:p>
      <text:p text:style-name="P2"/>
      <text:p text:style-name="P2">Ι'=6,38<text:span text:style-name="T2">mA</text:span></text:p>
      <text:p text:style-name="P3">V<text:span text:style-name="T1">'</text:span>(R1)=2.97V</text:p>
      <text:p text:style-name="P3">V<text:span text:style-name="T1">'</text:span>(R3)=3V</text:p>
      <text:p text:style-name="P3"/>
      <text:p text:style-name="P2">Οι ισχείς των <text:span text:style-name="T2">R2 </text:span>και <text:span text:style-name="T2">V2 </text:span>είναι (σχεδόν) ίδιες. Επιβεβαιώνεται το θεώρημα της αντικατάστασης.</text:p>
      <text:p text:style-name="P2"/>
      <text:p text:style-name="P2">Η απόκλιση μεταξύ των τιμών οφείλεται στην ατέλεια των στοιχείων και των οργάνων μέτρησης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5:08:24.887000000</meta:creation-date>
    <dc:date>2019-06-02T05:24:38.931000000</dc:date>
    <meta:editing-duration>PT8M10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5" meta:word-count="64" meta:character-count="547" meta:non-whitespace-character-count="506"/>
  </office:meta>
</office:document-meta>
</file>